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200%"/>
      <style:text-properties fo:font-size="16pt" style:font-size-asian="16pt" style:font-size-complex="16pt"/>
    </style:style>
    <style:style style:name="P3" style:parent-style-name="Standard" style:family="paragraph">
      <style:paragraph-properties fo:text-align="center" fo:line-height="200%"/>
      <style:text-properties fo:font-size="16pt" style:font-size-asian="16pt" style:font-size-complex="16pt"/>
    </style:style>
    <style:style style:name="P4" style:parent-style-name="Standard" style:family="paragraph">
      <style:paragraph-properties fo:line-height="200%"/>
      <style:text-properties fo:font-size="16pt" style:font-size-asian="16pt" style:font-size-complex="16pt"/>
    </style:style>
    <style:style style:name="P5" style:parent-style-name="Standard" style:family="paragraph">
      <style:paragraph-properties fo:line-height="200%"/>
    </style:style>
    <style:style style:name="P6" style:parent-style-name="Standard" style:family="paragraph">
      <style:paragraph-properties fo:line-height="200%"/>
    </style:style>
    <style:style style:name="P7" style:parent-style-name="Standard" style:family="paragraph">
      <style:paragraph-properties fo:line-height="200%"/>
      <style:text-properties fo:font-size="16pt" style:font-size-asian="16pt" style:font-size-complex="16pt"/>
    </style:style>
    <style:style style:name="P8" style:parent-style-name="Standard" style:family="paragraph">
      <style:paragraph-properties fo:line-height="200%"/>
    </style:style>
    <style:style style:name="P9" style:parent-style-name="Standard" style:family="paragraph">
      <style:paragraph-properties fo:line-height="200%"/>
      <style:text-properties fo:font-weight="bold" style:font-weight-asian="bold" style:font-weight-complex="bold"/>
    </style:style>
    <style:style style:name="P10" style:parent-style-name="Standard" style:family="paragraph">
      <style:paragraph-properties fo:line-height="200%"/>
    </style:style>
    <style:style style:name="P11" style:parent-style-name="Standard" style:family="paragraph">
      <style:paragraph-properties fo:line-height="200%"/>
    </style:style>
    <style:style style:name="P12" style:parent-style-name="Standard" style:family="paragraph">
      <style:paragraph-properties fo:line-height="200%"/>
    </style:style>
    <style:style style:name="P13" style:parent-style-name="Standard" style:family="paragraph">
      <style:paragraph-properties fo:line-height="200%"/>
    </style:style>
    <style:style style:name="P14" style:parent-style-name="Standard" style:family="paragraph">
      <style:paragraph-properties fo:line-height="200%"/>
    </style:style>
    <style:style style:name="P15" style:parent-style-name="Standard" style:family="paragraph">
      <style:paragraph-properties fo:line-height="200%"/>
      <style:text-properties fo:font-size="16pt" style:font-size-asian="16pt" style:font-size-complex="16pt"/>
    </style:style>
    <style:style style:name="P16" style:parent-style-name="Standard" style:family="paragraph">
      <style:paragraph-properties fo:line-height="200%"/>
    </style:style>
    <style:style style:name="P17" style:parent-style-name="Standard" style:family="paragraph">
      <style:paragraph-properties fo:line-height="200%"/>
    </style:style>
    <style:style style:name="P18" style:parent-style-name="Standard" style:family="paragraph">
      <style:paragraph-properties fo:line-height="200%"/>
      <style:text-properties fo:font-size="16pt" style:font-size-asian="16pt" style:font-size-complex="16pt"/>
    </style:style>
    <style:style style:name="P19" style:parent-style-name="Standard" style:family="paragraph">
      <style:paragraph-properties fo:line-height="200%"/>
    </style:style>
    <style:style style:name="P20" style:parent-style-name="Standard" style:family="paragraph">
      <style:paragraph-properties fo:line-height="200%"/>
      <style:text-properties fo:font-weight="bold" style:font-weight-asian="bold" style:font-weight-complex="bold"/>
    </style:style>
    <style:style style:name="P21" style:parent-style-name="Standard" style:family="paragraph">
      <style:paragraph-properties fo:line-height="200%"/>
    </style:style>
    <style:style style:name="P22" style:parent-style-name="Standard" style:family="paragraph">
      <style:paragraph-properties fo:line-height="200%"/>
    </style:style>
    <style:style style:name="P23" style:parent-style-name="Standard" style:family="paragraph">
      <style:paragraph-properties fo:line-height="200%"/>
    </style:style>
    <style:style style:name="P24" style:parent-style-name="Standard" style:family="paragraph">
      <style:paragraph-properties fo:line-height="200%"/>
    </style:style>
    <style:style style:name="P25" style:parent-style-name="Standard" style:family="paragraph">
      <style:paragraph-properties fo:line-height="200%"/>
    </style:style>
    <style:style style:name="P26" style:parent-style-name="Standard" style:family="paragraph">
      <style:paragraph-properties fo:line-height="200%"/>
    </style:style>
    <style:style style:name="P27" style:parent-style-name="Standard" style:family="paragraph">
      <style:paragraph-properties fo:line-height="200%"/>
    </style:style>
    <style:style style:name="P28" style:parent-style-name="Standard" style:family="paragraph">
      <style:paragraph-properties fo:line-height="200%"/>
    </style:style>
    <style:style style:name="P29" style:parent-style-name="Standard" style:family="paragraph">
      <style:paragraph-properties fo:line-height="200%"/>
    </style:style>
    <style:style style:name="P30" style:parent-style-name="Standard" style:family="paragraph">
      <style:paragraph-properties fo:line-height="200%"/>
    </style:style>
    <style:style style:name="P31" style:parent-style-name="Standard" style:family="paragraph">
      <style:paragraph-properties fo:line-height="200%"/>
    </style:style>
    <style:style style:name="P32" style:parent-style-name="Standard" style:family="paragraph">
      <style:paragraph-properties fo:line-height="200%"/>
      <style:text-properties fo:font-weight="bold" style:font-weight-asian="bold" style:font-weight-complex="bold"/>
    </style:style>
    <style:style style:name="P33" style:parent-style-name="Standard" style:family="paragraph">
      <style:paragraph-properties fo:line-height="200%"/>
    </style:style>
    <style:style style:name="P34" style:parent-style-name="Standard" style:family="paragraph">
      <style:paragraph-properties fo:line-height="200%"/>
    </style:style>
    <style:style style:name="P35" style:parent-style-name="Standard" style:family="paragraph">
      <style:paragraph-properties fo:line-height="200%"/>
    </style:style>
    <style:style style:name="P36" style:parent-style-name="Standard" style:family="paragraph">
      <style:paragraph-properties fo:line-height="200%"/>
    </style:style>
    <style:style style:name="P37" style:parent-style-name="Standard" style:family="paragraph">
      <style:paragraph-properties fo:line-height="200%"/>
      <style:text-properties fo:font-size="16pt" style:font-size-asian="16pt" style:font-size-complex="16pt"/>
    </style:style>
    <style:style style:name="P38" style:parent-style-name="Standard" style:family="paragraph">
      <style:paragraph-properties fo:line-height="200%"/>
    </style:style>
    <style:style style:name="P39" style:parent-style-name="Standard" style:family="paragraph">
      <style:paragraph-properties fo:line-height="200%"/>
    </style:style>
    <style:style style:name="P40" style:parent-style-name="Standard" style:family="paragraph">
      <style:paragraph-properties fo:line-height="200%"/>
    </style:style>
    <style:style style:name="P41" style:parent-style-name="Standard" style:family="paragraph">
      <style:paragraph-properties fo:line-height="200%"/>
    </style:style>
    <style:style style:name="P42" style:parent-style-name="Standard" style:family="paragraph">
      <style:paragraph-properties fo:line-height="200%"/>
      <style:text-properties fo:font-size="16pt" style:font-size-asian="16pt" style:font-size-complex="16pt"/>
    </style:style>
    <style:style style:name="P43" style:parent-style-name="Standard" style:family="paragraph">
      <style:paragraph-properties fo:line-height="200%"/>
    </style:style>
    <style:style style:name="P44" style:parent-style-name="Standard" style:family="paragraph">
      <style:paragraph-properties fo:line-height="200%"/>
    </style:style>
    <style:style style:name="P45" style:parent-style-name="Standard" style:family="paragraph">
      <style:paragraph-properties fo:line-height="200%"/>
      <style:text-properties fo:font-size="16pt" style:font-size-asian="16pt" style:font-size-complex="16pt"/>
    </style:style>
    <style:style style:name="P46" style:parent-style-name="Standard" style:family="paragraph">
      <style:paragraph-properties fo:line-height="200%"/>
    </style:style>
    <style:style style:name="P47" style:parent-style-name="Standard" style:family="paragraph">
      <style:paragraph-properties fo:line-height="200%"/>
    </style:style>
  </office:automatic-styles>
  <office:body>
    <office:text text:use-soft-page-breaks="true">
      <text:p text:style-name="P1">Restful Cloud<text:s/>API<text:s/>for Home Hero</text:p>
      <text:p text:style-name="P3"/>
      <text:p text:style-name="P4">Abstract Need</text:p>
      <text:p text:style-name="P5">With more and more devices being connected to the internet in what is called the Internet of Things, henceforth referred to as 'IOT',<text:s/>there is a<text:s/>noticeable<text:s/>lack of a centralized and easy to use application for managing all the various IOT devices you encounter throughout your day. There does not exist a single place for you to control your lights, coffee maker, crockpot, blinds, etc. Home<text:s/>Hero is<text:s/>Louisiana<text:s/>Tech's proposed solution to this problem. Home Hero will exist as a centralized local web application for your home<text:s/>that integrates<text:s/>all<text:s/>your smart/IOT devices. The primary benefit to the end user of Home Hero will be the simplification of managing your smart devices, as there is currently no easy way to do this, and centralizing your smart home means that you no longer need to remember which app controls the thermostat. This idea has captured the minds of many people here at tech, and<text:s/>the possibilities of integrating multiple IOT devices for greatness, and end user experience. In addition to those ideas, if we could integrate the existing IOT data that you are generating into a centralized silo, such as what you're eating from your fridge with the data from your<text:s/>Fitbit<text:s/>with your medical records, we believe that we could find some astonishing results. Far more important discoveries have been made with less data.<text:s/>However,<text:s/>because Home Hero will be a local web application, that the user installs to a computer on their<text:s/>home<text:s/>network, we will not have access to this data in quantity that is needed for true data mining.<text:s/>Therefore,<text:s/>having the individual instances of Home Hero push the important data that they've collected to a location where researchers and data miners can play with it we view is<text:s/>necessary.<text:s/>Citywide installations of Home Hero would allow researchers to collect usage data on previously unknown relationships and, armed with that information, improve vital services such as city planning.</text:p>
      <text:p text:style-name="P6"/>
      <text:soft-page-break/>
      <text:p text:style-name="P7">Concrete Need</text:p>
      <text:p text:style-name="P8">To allow the data from Home Hero to reach researchers and analysts we need the instances of Home Hero to push to a location where the data can be accessed. To do this however there are a few constraints that our researcher accessible location needs to abide by, hence forth referred to as the 'Data Silo'. <text:s/></text:p>
      <text:p text:style-name="P9">Constraints:</text:p>
      <text:p text:style-name="P10">1. We have all heard issues when data lacked anonymity such as 'Love-Int' that occurred at the NSA,<text:s/>therefore it is vital that our application preserves the anonymity and privacy of our end users.</text:p>
      <text:p text:style-name="P11">2.<text:s/>For our application to preserve anonymity, it must be sent out in a secured manner so that no one lacking proper credentials can access it.</text:p>
      <text:p text:style-name="P12">3.<text:s/>For an application to handle a city's worth of data, it must be easily extendable and<text:s/>balance loads<text:s/>well.</text:p>
      <text:p text:style-name="P13">4. It must hold the data that it is sent in a way that researchers can work with.</text:p>
      <text:p text:style-name="P14"/>
      <text:p text:style-name="P15">Proposed Solution</text:p>
      <text:p text:style-name="P16">A Cloud Based Restful Web<text:s/>API<text:s/>provides the best possible method of household data collection. The cloud solution does not need to record any personal information inside of the database, and as such preserving anonymity is as easy as not recording it, and carefully choosing what information you need to record. A Restful<text:s/>API<text:s/>has the added benefit of being easy to<text:s/>utilize<text:s/>in<text:s/>development<text:s/>and<text:s/>being widely supported with its<text:s/>importable JSON library. Restful APIs can also be secured easily by using HTTPS, which is the same transport protocol that handles logging into your bank, meaning that no one should be able to view what your Home Hero is sending out to the rest of the world by sniffing the wire. The reason that this solution would go on the cloud is because extending to handle more users can occur dynamically with most cloud infrastructures, it has never been easier to develop an extendable web app<text:s/><text:soft-page-break/>because most good cloud services will<text:s/>also<text:s/>automatically load balance for you. The data can also be stored in the cloud, using something like<text:s/>Dynamo, transact<text:s/>SQL, no<text:s/>SQL, etc. Any of the SQL or SQL-esque implementations are very easy to data mine, and because they are also based in the cloud, they can be extended to handle more data dynamically<text:s/>if<text:s/>you choose the correct one.</text:p>
      <text:p text:style-name="P17"/>
      <text:p text:style-name="P18">Implemented Proof of Concept Solution</text:p>
      <text:p text:style-name="P19">I created a Cloud Based Restful Web<text:s/>API<text:s/>using asp.net and a<text:s/>Transact<text:s/>SQL<text:s/>database hosted on Microsoft's Azure Platform. Microsoft's Azure has the reputation of being one of the better cloud services, and by using Asp.net and transact<text:s/>SQL<text:s/>(also products of Microsoft) it was relatively painless to create a web based<text:s/>API. Below are the steps that I took<text:s/>to<text:s/>get this web application running.</text:p>
      <text:p text:style-name="P20">First Work Push</text:p>
      <text:p text:style-name="P21">1. Sign up for Azure Free Trial, because it took their support a week and a half to respond to my Azure Account balance question.</text:p>
      <text:p text:style-name="P22">2.<text:s/>Discover how to host a web application on Azure with a Cloud Based Database. There is a function on the dashboard that is 'host new web application'.</text:p>
      <text:p text:style-name="P23">3. Discover how to push code onto the cloud, for this they thankfully had a public<text:s/>GitHub<text:s/>hook so every<text:s/>push to<text:s/>Git would get pushed onto the cloud.</text:p>
      <text:p text:style-name="P24">4. Uncover the basics about how to use an ASP.net Web<text:s/>API, which is a<text:s/>built-in<text:s/>type of ASP.net</text:p>
      <text:p text:style-name="P25">application for creating APIs. This was done in Visual Studio 2017.</text:p>
      <text:p text:style-name="P26">5. Create the Database layout create / drop scripts, and get them working. I needed SSMS and SQLExpress so that I could host a transact SQL database on my local machine for quicker testing and debugging.</text:p>
      <text:p text:style-name="P27">6. Connect the Web Application to the Database, this was a struggle on both local and on the cloud as the DB connection strings were giving me trouble in the Web.Config.</text:p>
      <text:soft-page-break/>
      <text:p text:style-name="P28">7. Interacting with the Database from the<text:s/>API, there is a correct way to do this and I did not do this in the entirely correct way because ADO.net as an ORM would have made my life easier, however that was 50% more documentation digging.</text:p>
      <text:p text:style-name="P29">8. Writing the<text:s/>API<text:s/>methods to accept the<text:s/>JSON, and forcing it to be restful instead of accepting both xml and<text:s/>JSON<text:s/>so that testing could occur easier.</text:p>
      <text:p text:style-name="P30">9. Writing test scripts using python 'requests' module so that I could test the<text:s/>API</text:p>
      <text:p text:style-name="P31">10. Discovering how to apply HTTPS, fortunately it is built-in to Azure that anything hosted on azure can use their HTTPS certificate.</text:p>
      <text:p text:style-name="P32">Second Work Push</text:p>
      <text:p text:style-name="P33">1. I added a local database creating using<text:s/>SQLite and<text:s/>SQLalchemy with python so that I could push from a local database onto the cloud, this practice database was relational.</text:p>
      <text:p text:style-name="P34">2. I wrote more code for the cloud solution, and the local solution so that more pieces were present.</text:p>
      <text:p text:style-name="P35">3. Placed the Local Database and attached python script onto a crontimer with crontab -e to push daily to the cloud solution.</text:p>
      <text:p text:style-name="P36"/>
      <text:p text:style-name="P37">Improvements to the Proof of Concept</text:p>
      <text:p text:style-name="P38">1. The way that I authenticated users was done well, but not as well as it could've been, I should've been hashing their passwords when I stored<text:s/>them on the web application.<text:s/>However,<text:s/>the very strict firewall rules in place on Azure make it unlikely that the database would ever be<text:s/>compromised.</text:p>
      <text:p text:style-name="P39">2. One could<text:s/>consider<text:s/>different methods for authenticating, however it is more important that functionality get added before worrying about how it is implemented in this case, it is good enough.</text:p>
      <text:p text:style-name="P40">3. ADO.net or a similar ORM makes it far easier to interact with databases on the<text:s/>programmer’s<text:s/>side, setting this up would've been a big win.</text:p>
      <text:p text:style-name="P41"/>
      <text:soft-page-break/>
      <text:p text:style-name="P42">Results</text:p>
      <text:p text:style-name="P43">A Restful Cloud<text:s/>Based Web<text:s/>API<text:s/>is exactly what Home Hero needs for its Data Silo, it is an easy specification to implement and build for developers. It is also a fast and secure architecture. As no one would really have a direct benefit to tampering with the data, nothing<text:s/>more secure is really needed, and any outliers can be stripped through statistical processes. Oauth1 and Oauth2 could<text:s/>be<text:s/>considered<text:s/>for securing the application. This type of solution can be set up on almost any cloud service.</text:p>
      <text:p text:style-name="P44"/>
      <text:p text:style-name="P45">Conclusion</text:p>
      <text:p text:style-name="P46">While Home Hero has captured the hearts and minds of many here at<text:s/>Louisiana<text:s/>Tech, it has<text:s/>a way<text:s/>to go. We need to begin developing more actual functionality, and we are actively dealing with the struggles of students leaving and the problems that come with<text:s/>passing off work and ideas to the next generation. A Restful Cloud Based<text:s/>API<text:s/>is a perfect solution to collecting Home Hero's data anonymously and securely.</text:p>
      <text:p text:style-name="P47"><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James Ehlmann<text:s/><text:page-number text:fixed="false">1</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rew Westgate</dc:creator>
    <meta:creation-date>2017-04-29T19:36:00Z</meta:creation-date>
    <dc:date>2017-05-01T00:00:00Z</dc:date>
    <meta:template xlink:href="Normal.dotm" xlink:type="simple"/>
    <meta:editing-cycles>3</meta:editing-cycles>
    <meta:editing-duration>PT2160S</meta:editing-duration>
    <meta:document-statistic meta:page-count="5" meta:paragraph-count="16" meta:word-count="1223" meta:character-count="8180" meta:row-count="58" meta:non-whitespace-character-count="6973"/>
  </office:meta>
</office:document-meta>
</file>